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Fix the beach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MILO ignore button</text:p>
            </text:list-item>
            <text:list-item>
              <text:p text:style-name="P3">MILO interaction in general....</text:p>
            </text:list-item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  <text:list-item>
              <text:p text:style-name="P3">fix the word “tyrianne” in the introductory speech</text:p>
            </text:list-item>
            <text:list-item>
              <text:p text:style-name="P3">fix the words “moonbank tide” in the tyrianne speeches</text:p>
            </text:list-item>
            <text:list-item>
              <text:p text:style-name="P3">fix the word “pools” in the kaprika speech</text:p>
            </text:list-item>
            <text:list-item>
              <text:p text:style-name="P3">why is the return sound only working on luneda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 when you linger on the map for a while, it'll just... go back to the planet... which doesn't make sense, considering I deleted that entire div</text:p>
            </text:list-item>
            <text:list-item>
              <text:p text:style-name="P3">Sometimes, when I click the return to ship button, it shows the $('#skip') butt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1T13:10:56.34</dc:date>
    <meta:editing-duration>P8DT5H8M7S</meta:editing-duration>
    <meta:editing-cycles>37</meta:editing-cycles>
    <meta:generator>OpenOffice/4.1.1$Win32 OpenOffice.org_project/411m6$Build-9775</meta:generator>
    <meta:document-statistic meta:table-count="0" meta:image-count="0" meta:object-count="0" meta:page-count="1" meta:paragraph-count="37" meta:word-count="386" meta:character-count="2048"/>
  </office:meta>
</office:document-meta>
</file>